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top" draw:auto-grow-height="false" fo:min-height="2.911cm" fo:min-width="3.9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936cm" fo:min-width="2.277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305cm" fo:min-width="3.068cm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 fo:min-height="0.596cm" fo:min-width="1.948cm"/>
    </style:style>
    <style:style style:name="gr5" style:family="graphic" style:parent-style-name="standard">
      <style:graphic-properties draw:textarea-horizontal-align="justify" draw:textarea-vertical-align="middle" draw:auto-grow-height="false" fo:min-height="0.421cm" fo:min-width="0.458cm"/>
    </style:style>
    <style:style style:name="gr6" style:family="graphic" style:parent-style-name="standard">
      <style:graphic-properties draw:textarea-horizontal-align="justify" draw:textarea-vertical-align="middle" draw:auto-grow-height="false" fo:min-height="0.455cm" fo:min-width="0.49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9" style:family="graphic" style:parent-style-name="standard">
      <style:graphic-properties svg:stroke-color="#ff3333" draw:fill-color="#999999" draw:textarea-horizontal-align="justify" draw:textarea-vertical-align="middle" draw:auto-grow-height="false" fo:min-height="0.234cm" fo:min-width="0.743cm"/>
    </style:style>
    <style:style style:name="gr10" style:family="graphic" style:parent-style-name="standard">
      <style:graphic-properties svg:stroke-color="#ff3333" draw:fill-color="#999999" draw:textarea-horizontal-align="justify" draw:textarea-vertical-align="middle" draw:auto-grow-height="false" fo:min-height="0.381cm" fo:min-width="0.425cm"/>
    </style:style>
    <style:style style:name="gr11" style:family="graphic" style:parent-style-name="standard">
      <style:graphic-properties svg:stroke-color="#6600ff" draw:textarea-horizontal-align="justify" draw:textarea-vertical-align="middle" draw:auto-grow-height="false" fo:min-height="0.122cm" fo:min-width="0.592cm"/>
    </style:style>
    <style:style style:name="gr12" style:family="graphic" style:parent-style-name="standard">
      <style:graphic-properties svg:stroke-color="#6600ff" draw:textarea-horizontal-align="justify" draw:textarea-vertical-align="middle" draw:auto-grow-height="false" fo:min-height="0.234cm" fo:min-width="0.554cm"/>
    </style:style>
    <style:style style:name="gr13" style:family="graphic" style:parent-style-name="standard">
      <style:graphic-properties svg:stroke-color="#6600ff" draw:fill-color="#999999" draw:textarea-horizontal-align="justify" draw:textarea-vertical-align="middle" draw:auto-grow-height="false" fo:min-height="0.084cm" fo:min-width="0.258cm"/>
    </style:style>
    <style:style style:name="gr14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97cm" fo:min-width="0.939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6600cc" draw:marker-end="Arrow" draw:marker-end-width="0.3cm" draw:fill="none" draw:textarea-vertical-align="top"/>
    </style:style>
    <style:style style:name="P1" style:family="paragraph">
      <style:paragraph-properties fo:text-align="start"/>
      <style:text-properties fo:font-size="6.5pt"/>
    </style:style>
    <style:style style:name="P2" style:family="paragraph">
      <style:paragraph-properties fo:text-align="center"/>
      <style:text-properties fo:font-size="6.5pt"/>
    </style:style>
    <style:style style:name="P3" style:family="paragraph">
      <loext:graphic-properties draw:fill-color="#ffff66"/>
      <style:paragraph-properties fo:text-align="start"/>
      <style:text-properties fo:font-size="6.5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end"/>
      <style:text-properties fo:font-size="6.5pt"/>
    </style:style>
    <style:style style:name="P7" style:family="paragraph">
      <loext:graphic-properties draw:fill-color="#ccff00"/>
      <style:paragraph-properties fo:text-align="end"/>
      <style:text-properties fo:font-size="6.5pt"/>
    </style:style>
    <style:style style:name="P8" style:family="paragraph">
      <loext:graphic-properties draw:fill="none"/>
      <style:paragraph-properties fo:text-align="center"/>
      <style:text-properties fo:font-size="9pt"/>
    </style:style>
    <style:style style:name="P9" style:family="paragraph">
      <loext:graphic-properties draw:fill-color="#999999"/>
      <style:paragraph-properties fo:text-align="center"/>
      <style:text-properties fo:font-size="6.5pt"/>
    </style:style>
    <style:style style:name="P10" style:family="paragraph"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cm" fo:margin-right="0cm" fo:text-align="center" fo:text-indent="0cm"/>
      <style:text-properties fo:font-size="9pt"/>
    </style:style>
    <style:style style:name="P13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4" style:family="paragraph"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5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style:font-size-asian="9pt" style:font-size-complex="9pt"/>
    </style:style>
    <style:style style:name="T4" style:family="text">
      <style:text-properties fo:color="#6600cc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4.469cm" svg:x="1.528cm" svg:y="5.227cm">
          <text:p text:style-name="P1"><text:span text:style-name="T1">Int</text:span><text:span text:style-name="T1">era</text:span><text:span text:style-name="T1">ctio</text:span><text:span text:style-name="T1">n </text:span><text:span text:style-name="T1">ph</text:span><text:span text:style-name="T1">ase</text:span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925cm" svg:height="1.676cm" svg:x="2.6cm" svg:y="9.924cm">
          <text:p text:style-name="P4"><text:span text:style-name="T2">End</text:span></text:p>
          <text:p text:style-name="P4"><text:span text:style-name="T2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046cm" svg:height="2.197cm" svg:x="2.454cm" svg:y="2.703cm">
          <text:p text:style-name="P4"><text:span text:style-name="T2">Appointment</text:span></text:p>
          <text:p text:style-name="P4"><text:span text:style-name="T2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462cm" svg:height="1.194cm" draw:transform="skewX (-0.0218166156499291) translate (4.034cm 7.011cm)">
          <text:p text:style-name="P6">services</text:p>
          <text:p text:style-name="P6">p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0.958cm" svg:height="0.671cm" svg:x="4.793cm" svg:y="5.635cm">
          <text:p text:style-name="P2">chatting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0.99cm" svg:height="0.705cm" svg:x="2.122cm" svg:y="7.126cm">
          <text:p text:style-name="P2">dropped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5.272cm" svg:y1="6.306cm" svg:x2="5.751cm" svg:y2="5.97cm" draw:start-shape="id1" draw:start-glue-point="2" draw:end-shape="id1" draw:end-glue-point="1" svg:d="M5272 6306c0 750 490 626 798 354s432-690-319-690" svg:viewBox="0 0 1040 902">
          <text:p/>
        </draw:connector>
        <draw:connector draw:style-name="gr8" draw:text-style-name="P8" draw:layer="layout" draw:type="curve" svg:x1="5.272cm" svg:y1="6.306cm" svg:x2="4.793cm" svg:y2="5.97cm" draw:start-shape="id1" draw:start-glue-point="2" draw:end-shape="id1" draw:end-glue-point="3" svg:d="M5272 6306c0 750-490 626-798 354s-432-690 319-690" svg:viewBox="0 0 1040 902">
          <text:p/>
        </draw:connector>
        <draw:connector draw:style-name="gr7" draw:text-style-name="P8" draw:layer="layout" draw:type="curve" svg:x1="5.272cm" svg:y1="6.306cm" svg:x2="2.617cm" svg:y2="7.126cm" draw:start-shape="id1" draw:start-glue-point="2" draw:end-shape="id2" draw:end-glue-point="0" svg:d="M5272 6306c0 750-1319 500-1319 409s-1336-342-1336 411" svg:viewBox="0 0 2656 821">
          <text:p/>
        </draw:connector>
        <draw:custom-shape draw:style-name="gr9" draw:text-style-name="P9" xml:id="id3" draw:id="id3" draw:layer="layout" svg:width="1.243cm" svg:height="0.484cm" svg:x="2.9cm" svg:y="10.349cm">
          <text:p text:style-name="P2">Feedback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.617cm" svg:y1="7.831cm" svg:x2="3.521cm" svg:y2="10.349cm" draw:start-shape="id2" draw:start-glue-point="2" draw:end-shape="id3" draw:end-glue-point="0" svg:d="M2617 7831c0 1888 904 630 904 2518" svg:viewBox="0 0 905 2519">
          <text:p/>
        </draw:connector>
        <draw:custom-shape draw:style-name="gr10" draw:text-style-name="P9" xml:id="id5" draw:id="id5" draw:layer="layout" svg:width="0.925cm" svg:height="0.631cm" svg:x="5cm" svg:y="10.3cm">
          <text:p text:style-name="P2">failur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5.9cm" svg:y1="7.61cm" svg:x2="5.462cm" svg:y2="10.3cm" draw:start-shape="id4" draw:start-glue-point="1" draw:end-shape="id5" draw:end-glue-point="0" svg:d="M5900 7610c750 0 625 728 328 938s-766-99-766 1752" svg:viewBox="0 0 999 2691">
          <text:p/>
        </draw:connector>
        <draw:connector draw:style-name="gr8" draw:text-style-name="P8" draw:layer="layout" draw:type="curve" svg:x1="4.021cm" svg:y1="8.8cm" svg:x2="3.521cm" svg:y2="10.349cm" draw:start-shape="id6" draw:end-shape="id3" draw:end-glue-point="0" svg:d="M4021 8800c0 1161-500 387-500 1549" svg:viewBox="0 0 501 1550">
          <text:p/>
        </draw:connector>
        <draw:custom-shape draw:style-name="gr11" draw:text-style-name="P2" xml:id="id8" draw:id="id8" draw:layer="layout" svg:width="1.092cm" svg:height="0.372cm" svg:x="3.408cm" svg:y="3.773cm">
          <text:p text:style-name="P2">proposal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1.054cm" svg:height="0.484cm" svg:x="5.946cm" svg:y="3.699cm">
          <text:p text:style-name="P2">proposal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0.758cm" svg:height="0.334cm" svg:x="4.552cm" svg:y="1.761cm">
          <text:p text:style-name="P2">zero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4.931cm" svg:y1="2.095cm" svg:x2="3.954cm" svg:y2="3.773cm" draw:start-shape="id7" draw:start-glue-point="2" draw:end-shape="id8" draw:end-glue-point="0" svg:d="M4931 2095c0 1258-977 420-977 1678" svg:viewBox="0 0 978 1679">
          <text:p/>
        </draw:connector>
        <draw:connector draw:style-name="gr7" draw:text-style-name="P8" draw:layer="layout" draw:type="curve" svg:x1="4.931cm" svg:y1="2.095cm" svg:x2="6.473cm" svg:y2="3.699cm" draw:start-shape="id7" draw:start-glue-point="2" draw:end-shape="id9" draw:end-glue-point="0" svg:d="M4931 2095c0 1203 1542 401 1542 1604" svg:viewBox="0 0 1543 1605">
          <text:p/>
        </draw:connector>
        <draw:connector draw:style-name="gr7" draw:text-style-name="P8" draw:layer="layout" draw:type="curve" svg:x1="3.954cm" svg:y1="4.145cm" svg:x2="5.272cm" svg:y2="5.635cm" draw:start-shape="id8" draw:start-glue-point="2" draw:end-shape="id1" draw:end-glue-point="0" svg:d="M3954 4145c0 1117 1318 373 1318 1490" svg:viewBox="0 0 1319 1491">
          <text:p/>
        </draw:connector>
        <draw:connector draw:style-name="gr14" draw:text-style-name="P8" draw:layer="layout" draw:type="curve" svg:x1="6.473cm" svg:y1="4.183cm" svg:x2="5.272cm" svg:y2="5.635cm" draw:start-shape="id9" draw:start-glue-point="2" draw:end-shape="id1" draw:end-glue-point="0" svg:d="M6473 4183c0 1089-1201 363-1201 1452" svg:viewBox="0 0 1202 1453">
          <text:p/>
        </draw:connector>
        <draw:custom-shape draw:style-name="gr15" draw:text-style-name="P2" xml:id="id4" draw:id="id4" draw:layer="layout" svg:width="1.439cm" svg:height="0.447cm" svg:x="4.461cm" svg:y="7.387cm">
          <text:p text:style-name="P2">suspended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curve" svg:x1="5.272cm" svg:y1="6.306cm" svg:x2="5.18cm" svg:y2="7.387cm" draw:start-shape="id1" draw:start-glue-point="2" draw:end-shape="id4" svg:d="M5272 6306c0 810-92 270-92 1081" svg:viewBox="0 0 93 1082">
          <text:p/>
        </draw:connector>
        <draw:connector draw:style-name="gr16" draw:text-style-name="P8" draw:layer="layout" draw:type="curve" svg:x1="5.18cm" svg:y1="7.834cm" svg:x2="4.021cm" svg:y2="8.129cm" draw:start-shape="id4" draw:start-glue-point="2" draw:end-shape="id6" draw:end-glue-point="0" svg:d="M5180 7834c0 220-1159 73-1159 295" svg:viewBox="0 0 1160 296">
          <text:p/>
        </draw:connector>
        <draw:custom-shape draw:style-name="gr5" draw:text-style-name="P2" xml:id="id6" draw:id="id6" draw:layer="layout" svg:width="0.958cm" svg:height="0.671cm" svg:x="3.542cm" svg:y="8.129cm">
          <text:p text:style-name="P2">chatting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4.021cm" svg:y1="8.8cm" svg:x2="3.542cm" svg:y2="8.464cm" draw:start-shape="id6" draw:start-glue-point="2" draw:end-shape="id6" draw:end-glue-point="3" svg:d="M4021 8800c0 750-490 626-798 354s-432-690 319-690" svg:viewBox="0 0 1040 902">
          <text:p/>
        </draw:connector>
        <draw:connector draw:style-name="gr7" draw:text-style-name="P8" draw:layer="layout" draw:type="curve" svg:x1="4.021cm" svg:y1="8.8cm" svg:x2="4.5cm" svg:y2="8.464cm" draw:start-shape="id6" draw:start-glue-point="2" draw:end-shape="id6" draw:end-glue-point="1" svg:d="M4021 8800c0 750 490 626 798 354s432-690-319-690" svg:viewBox="0 0 1040 902">
          <text:p/>
        </draw:connector>
        <draw:connector draw:style-name="gr17" draw:text-style-name="P11" draw:layer="layout" draw:type="curve" svg:x1="1.435cm" svg:y1="1.445cm" svg:x2="2cm" svg:y2="2.6cm" svg:d="M1435 1445c0 867 565 290 565 1155" svg:viewBox="0 0 566 1156">
          <text:p text:style-name="P10"><text:span text:style-name="T3">giver</text:span></text:p>
        </draw:connector>
        <draw:connector draw:style-name="gr18" draw:text-style-name="P13" draw:layer="layout" draw:type="curve" svg:x1="1.534cm" svg:y1="3.545cm" svg:x2="2.1cm" svg:y2="4.7cm" svg:d="M1534 3545c0 867 566 290 566 1155" svg:viewBox="0 0 567 1156">
          <text:p text:style-name="P12">time</text:p>
        </draw:connector>
        <draw:connector draw:style-name="gr19" draw:text-style-name="P15" draw:layer="layout" draw:type="curve" svg:x1="1.435cm" svg:y1="2.4cm" svg:x2="2cm" svg:y2="3.556cm" svg:d="M1435 2400c0 867 565 289 565 1156" svg:viewBox="0 0 566 1157">
          <text:p text:style-name="P14"><text:span text:style-name="T4">tak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4-29T21:54:44.239683774</dc:date>
    <meta:editing-duration>PT5M4S</meta:editing-duration>
    <meta:editing-cycles>3</meta:editing-cycles>
    <meta:generator>LibreOffice/5.2.6.2$Linux_X86_64 LibreOffice_project/20m0$Build-2</meta:generator>
    <meta:document-statistic meta:object-count="30"/>
  </office:meta>
</office:document-meta>
</file>